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5c247" officeooo:paragraph-rsid="0015c24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88dc8" officeooo:paragraph-rsid="00188dc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a7d4e" officeooo:paragraph-rsid="001a7d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ebf04" officeooo:paragraph-rsid="001ebf04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499d57" officeooo:paragraph-rsid="00499d57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officeooo:rsid="0010f3ed" officeooo:paragraph-rsid="0010f3e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7a33e" officeooo:paragraph-rsid="0017a33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a33e" officeooo:paragraph-rsid="0017a33e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7d3ef" officeooo:paragraph-rsid="0017d3e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7d3ef" officeooo:paragraph-rsid="0017d3ef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88dc8" officeooo:paragraph-rsid="00188dc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88dc8" officeooo:paragraph-rsid="00188dc8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a7d4e" officeooo:paragraph-rsid="001a7d4e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cac53" officeooo:paragraph-rsid="001cac53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1d687b" officeooo:paragraph-rsid="001d687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d687b" officeooo:paragraph-rsid="001d687b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1ebf04" officeooo:paragraph-rsid="001ebf0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normal" officeooo:rsid="00213685" officeooo:paragraph-rsid="00213685" style:font-style-asian="italic" style:font-weight-asian="normal" style:font-style-complex="italic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2360ae" officeooo:paragraph-rsid="002360ae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2360ae" officeooo:paragraph-rsid="002360ae" style:font-style-asian="italic" style:font-weight-asian="normal" style:font-style-complex="italic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256675" officeooo:paragraph-rsid="00256675" style:font-style-asian="italic" style:font-weight-asian="normal" style:font-style-complex="italic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273bbd" officeooo:paragraph-rsid="00273bbd" style:font-style-asian="italic" style:font-weight-asian="normal" style:font-style-complex="italic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4694b0" officeooo:paragraph-rsid="004694b0" style:font-style-asian="normal" style:font-weight-asian="normal" style:font-style-complex="normal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46f4d4" officeooo:paragraph-rsid="0046f4d4" style:font-style-asian="normal" style:font-weight-asian="normal" style:font-style-complex="normal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4839c5" officeooo:paragraph-rsid="004839c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4839c5" officeooo:paragraph-rsid="004839c5" style:font-style-asian="normal" style:font-weight-asian="normal" style:font-style-complex="normal" style:font-weight-complex="normal"/>
    </style:style>
    <style:style style:name="P27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4a9481" officeooo:paragraph-rsid="004a948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4a9481" officeooo:paragraph-rsid="004a948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officeooo:rsid="00438baa" officeooo:paragraph-rsid="00438baa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officeooo:rsid="00467c97" officeooo:paragraph-rsid="00467c97" style:font-style-asian="normal" style:font-style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officeooo:paragraph-rsid="00412459"/>
    </style:style>
    <style:style style:name="P32" style:family="paragraph" style:parent-style-name="Standard" style:list-style-name="L9">
      <style:paragraph-properties fo:text-align="start" style:justify-single-word="false"/>
      <style:text-properties officeooo:paragraph-rsid="00438baa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0pt" fo:font-style="italic" fo:font-weight="normal" officeooo:rsid="001a7d4e" officeooo:paragraph-rsid="001a7d4e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0pt" fo:font-style="italic" fo:font-weight="normal" officeooo:rsid="001a7d4e" officeooo:paragraph-rsid="001a7d4e" style:font-style-asian="italic" style:font-weight-asian="normal" style:font-style-complex="italic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0pt" fo:font-style="italic" fo:font-weight="normal" officeooo:rsid="001ebf04" officeooo:paragraph-rsid="001ebf04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0pt" fo:font-style="italic" fo:font-weight="normal" officeooo:rsid="001ebf04" officeooo:paragraph-rsid="001ebf04" style:font-style-asian="italic" style:font-weight-asian="normal" style:font-style-complex="italic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fo:font-size="10pt" fo:font-style="italic" fo:font-weight="normal" officeooo:rsid="00273bbd" officeooo:paragraph-rsid="00273bbd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0pt" fo:font-style="italic" fo:font-weight="normal" officeooo:rsid="00273bbd" officeooo:paragraph-rsid="00273bbd" style:font-style-asian="italic" style:font-weight-asian="normal" style:font-style-complex="italic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fo:font-size="10pt" fo:font-style="italic" fo:font-weight="normal" officeooo:rsid="002ca886" officeooo:paragraph-rsid="002ca886" style:font-style-asian="italic" style:font-weight-asian="normal" style:font-style-complex="italic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fo:font-size="10pt" fo:font-style="italic" fo:font-weight="normal" officeooo:rsid="002d3c80" officeooo:paragraph-rsid="002d3c80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0pt" fo:font-style="italic" fo:font-weight="normal" officeooo:rsid="002d3c80" officeooo:paragraph-rsid="002d3c80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0pt" fo:font-style="italic" fo:font-weight="normal" officeooo:rsid="002fade5" officeooo:paragraph-rsid="002fade5" style:font-style-asian="italic" style:font-weight-asian="normal" style:font-style-complex="italic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font-size="10pt" fo:font-style="italic" fo:font-weight="normal" officeooo:rsid="00329c69" officeooo:paragraph-rsid="00329c69" style:font-style-asian="italic" style:font-weight-asian="normal" style:font-style-complex="italic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size="10pt" fo:font-style="italic" fo:font-weight="normal" officeooo:rsid="0032e5d7" officeooo:paragraph-rsid="0032e5d7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0pt" fo:font-style="italic" fo:font-weight="normal" officeooo:rsid="0032e5d7" officeooo:paragraph-rsid="0032e5d7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0pt" fo:font-style="italic" fo:font-weight="normal" officeooo:rsid="0033c37a" officeooo:paragraph-rsid="0033c37a" style:font-style-asian="italic" style:font-weight-asian="normal" style:font-style-complex="italic" style:font-weight-complex="normal"/>
    </style:style>
    <style:style style:name="P47" style:family="paragraph" style:parent-style-name="Standard" style:list-style-name="L11">
      <style:paragraph-properties fo:text-align="start" style:justify-single-word="false"/>
      <style:text-properties fo:font-size="10pt" fo:font-style="italic" fo:font-weight="normal" officeooo:rsid="0036d08e" officeooo:paragraph-rsid="0036d08e" style:font-style-asian="italic" style:font-weight-asian="normal" style:font-style-complex="italic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fo:font-size="10pt" fo:font-style="italic" fo:font-weight="normal" officeooo:rsid="0036d08e" officeooo:paragraph-rsid="00377609" style:font-style-asian="italic" style:font-weight-asian="normal" style:font-style-complex="italic" style:font-weight-complex="normal"/>
    </style:style>
    <style:style style:name="P49" style:family="paragraph" style:parent-style-name="Standard" style:list-style-name="L11">
      <style:paragraph-properties fo:text-align="start" style:justify-single-word="false"/>
      <style:text-properties fo:font-size="10pt" fo:font-style="italic" fo:font-weight="normal" officeooo:rsid="00373205" officeooo:paragraph-rsid="00373205" style:font-style-asian="italic" style:font-weight-asian="normal" style:font-style-complex="italic" style:font-weight-complex="normal"/>
    </style:style>
    <style:style style:name="P50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3838b0" officeooo:paragraph-rsid="003838b0" style:font-style-asian="italic" style:font-weight-asian="normal" style:font-style-complex="italic" style:font-weight-complex="normal"/>
    </style:style>
    <style:style style:name="P51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3838b0" officeooo:paragraph-rsid="0039b348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0pt" fo:font-style="italic" fo:font-weight="normal" officeooo:rsid="003838b0" officeooo:paragraph-rsid="003838b0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0pt" fo:font-style="italic" fo:font-weight="normal" officeooo:rsid="003838b0" officeooo:paragraph-rsid="0039b348" style:font-style-asian="italic" style:font-weight-asian="normal" style:font-style-complex="italic" style:font-weight-complex="normal"/>
    </style:style>
    <style:style style:name="P54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39b348" officeooo:paragraph-rsid="0039b348" style:font-style-asian="italic" style:font-weight-asian="normal" style:font-style-complex="italic" style:font-weight-complex="normal"/>
    </style:style>
    <style:style style:name="P55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3b1f37" officeooo:paragraph-rsid="003b1f37" style:font-style-asian="italic" style:font-weight-asian="normal" style:font-style-complex="italic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3c7e93" officeooo:paragraph-rsid="003c7e93" style:font-style-asian="italic" style:font-weight-asian="normal" style:font-style-complex="italic" style:font-weight-complex="normal"/>
    </style:style>
    <style:style style:name="P57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3cf194" officeooo:paragraph-rsid="003cf194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0pt" fo:font-style="italic" fo:font-weight="normal" officeooo:rsid="003cf194" officeooo:paragraph-rsid="003cf194" style:font-style-asian="italic" style:font-weight-asian="normal" style:font-style-complex="italic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3e67d6" officeooo:paragraph-rsid="003e67d6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0pt" fo:font-style="italic" fo:font-weight="normal" officeooo:rsid="00423315" officeooo:paragraph-rsid="00423315" style:font-style-asian="italic" style:font-weight-asian="normal" style:font-style-complex="italic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fo:font-size="10pt" fo:font-style="italic" fo:font-weight="normal" officeooo:rsid="004694b0" officeooo:paragraph-rsid="004694b0" style:font-style-asian="italic" style:font-weight-asian="normal" style:font-style-complex="italic" style:font-weight-complex="normal"/>
    </style:style>
    <style:style style:name="P62" style:family="paragraph" style:parent-style-name="Standard" style:list-style-name="L9">
      <style:paragraph-properties fo:text-align="start" style:justify-single-word="false"/>
      <style:text-properties fo:font-size="10pt" fo:font-style="italic" officeooo:rsid="00412459" officeooo:paragraph-rsid="00412459" style:font-style-asian="italic" style:font-style-complex="italic"/>
    </style:style>
    <style:style style:name="P63" style:family="paragraph" style:parent-style-name="Standard" style:list-style-name="L9">
      <style:paragraph-properties fo:text-align="start" style:justify-single-word="false"/>
      <style:text-properties fo:font-size="10pt" fo:font-style="italic" officeooo:rsid="0042f330" officeooo:paragraph-rsid="0042f330" style:font-style-asian="italic" style:font-style-complex="italic"/>
    </style:style>
    <style:style style:name="P64" style:family="paragraph" style:parent-style-name="Standard" style:list-style-name="L9">
      <style:paragraph-properties fo:text-align="start" style:justify-single-word="false"/>
      <style:text-properties fo:font-size="10pt" fo:font-style="italic" officeooo:rsid="00438baa" officeooo:paragraph-rsid="00438baa" style:font-style-asian="italic" style:font-style-complex="italic"/>
    </style:style>
    <style:style style:name="P65" style:family="paragraph" style:parent-style-name="Standard" style:list-style-name="L9">
      <style:paragraph-properties fo:text-align="start" style:justify-single-word="false"/>
      <style:text-properties officeooo:rsid="00438baa" officeooo:paragraph-rsid="00438ba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size="10pt" fo:font-style="italic" style:text-underline-style="none" fo:font-weight="normal" officeooo:rsid="00438baa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8dc8" style:font-style-asian="normal" style:font-style-complex="normal"/>
    </style:style>
    <style:style style:name="T7" style:family="text">
      <style:text-properties fo:font-style="normal" officeooo:rsid="001ebf04" style:font-style-asian="normal" style:font-style-complex="normal"/>
    </style:style>
    <style:style style:name="T8" style:family="text">
      <style:text-properties fo:font-style="normal" officeooo:rsid="00251df9" style:font-style-asian="normal" style:font-style-complex="normal"/>
    </style:style>
    <style:style style:name="T9" style:family="text">
      <style:text-properties fo:font-style="normal" officeooo:rsid="00273bbd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51df9" style:font-style-asian="normal" style:font-weight-asian="bold" style:font-style-complex="normal" style:font-weight-complex="bold"/>
    </style:style>
    <style:style style:name="T12" style:family="text">
      <style:text-properties fo:font-size="12pt"/>
    </style:style>
    <style:style style:name="T13" style:family="text">
      <style:text-properties fo:font-size="12pt" fo:font-style="normal" style:font-style-asian="normal" style:font-style-complex="normal"/>
    </style:style>
    <style:style style:name="T14" style:family="text">
      <style:text-properties fo:font-size="12pt" fo:font-style="normal" officeooo:rsid="002ab777" style:font-style-asian="normal" style:font-style-complex="normal"/>
    </style:style>
    <style:style style:name="T15" style:family="text">
      <style:text-properties fo:font-size="12pt" fo:font-style="normal" officeooo:rsid="002e1efa" style:font-style-asian="normal" style:font-style-complex="normal"/>
    </style:style>
    <style:style style:name="T16" style:family="text">
      <style:text-properties fo:font-size="12pt" fo:font-style="normal" officeooo:rsid="00373205" style:font-style-asian="normal" style:font-style-complex="normal"/>
    </style:style>
    <style:style style:name="T17" style:family="text">
      <style:text-properties fo:font-size="12pt" fo:font-style="normal" officeooo:rsid="0039b348" style:font-style-asian="normal" style:font-style-complex="normal"/>
    </style:style>
    <style:style style:name="T18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12pt" fo:font-style="normal" fo:font-weight="bold" officeooo:rsid="002ab777" style:font-style-asian="normal" style:font-weight-asian="bold" style:font-style-complex="normal" style:font-weight-complex="bold"/>
    </style:style>
    <style:style style:name="T20" style:family="text">
      <style:text-properties fo:font-size="12pt" fo:font-style="normal" style:text-underline-style="none" style:font-style-asian="normal" style:font-style-complex="normal"/>
    </style:style>
    <style:style style:name="T21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412459" style:font-style-asian="normal" style:font-weight-asian="normal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438baa" style:font-style-asian="normal" style:font-weight-asian="normal" style:font-style-complex="normal" style:font-weight-complex="normal"/>
    </style:style>
    <style:style style:name="T24" style:family="text"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fo:font-size="12pt" officeooo:rsid="0039b348"/>
    </style:style>
    <style:style style:name="T26" style:family="text">
      <style:text-properties fo:font-size="12pt" style:text-underline-style="none"/>
    </style:style>
    <style:style style:name="T27" style:family="text">
      <style:text-properties officeooo:rsid="002e1efa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438baa" style:font-weight-asian="normal" style:font-weight-complex="normal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officeooo:rsid="00480bdc" style:font-weight-asian="bold" style:font-weight-complex="bold"/>
    </style:style>
    <style:style style:name="T33" style:family="text">
      <style:text-properties style:text-underline-style="none" officeooo:rsid="00480b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ils - ActiveRecord - Queries</text:p>
      <text:p text:style-name="P6"/>
      <text:p text:style-name="P1">Relation and Lazy Evaluation</text:p>
      <text:list xml:id="list1391466569" text:style-name="L1">
        <text:list-item>
          <text:p text:style-name="P7">Using <text:span text:style-name="T3">#find</text:span><text:span text:style-name="T5"> will return an unambiguous object through the ID and return it as a Ruby object.</text:span></text:p>
        </text:list-item>
        <text:list-item>
          <text:p text:style-name="P7"><text:span text:style-name="T5">Using </text:span><text:span text:style-name="T3">#where</text:span><text:span text:style-name="T5"> will return an instance of </text:span><text:span text:style-name="T1">ActiveRecord::Relation</text:span><text:span text:style-name="T5"> even though it may look like an array.</text:span></text:p>
        </text:list-item>
      </text:list>
      <text:p text:style-name="P8"><text:span text:style-name="T5"/></text:p>
      <text:list xml:id="list144437253857759" text:continue-numbering="true" text:style-name="L1">
        <text:list-item>
          <text:p text:style-name="P7"><text:span text:style-name="T5">Active record queries return relations to be lazy which means the database does not execute the query until absolutely necessary.</text:span></text:p>
          <text:list>
            <text:list-item>
              <text:p text:style-name="P9"><text:span text:style-name="T5">This means you can alter the query to make it more complex before executing.</text:span></text:p>
            </text:list-item>
          </text:list>
        </text:list-item>
      </text:list>
      <text:p text:style-name="P10"><text:span text:style-name="T6"/></text:p>
      <text:list xml:id="list144435727600859" text:continue-numbering="true" text:style-name="L1">
        <text:list-item>
          <text:p text:style-name="P11"><text:span text:style-name="T5">When your controller grabs posts such as: </text:span><text:span text:style-name="T3">@posts = Post.all </text:span><text:span text:style-name="T5">, the controller is passing a </text:span><text:span text:style-name="T10">relation</text:span><text:span text:style-name="T5"> into the view. Only when the view calls a method on </text:span><text:span text:style-name="T3">@posts </text:span><text:span text:style-name="T5">(like </text:span><text:span text:style-name="T3">@posts.first.title</text:span><text:span text:style-name="T5">), then the query will be run and the relation will get stored as a real Ruby object in memory.</text:span></text:p>
        </text:list-item>
      </text:list>
      <text:p text:style-name="P12"><text:span text:style-name="T5"/></text:p>
      <text:p text:style-name="P2"><text:span text:style-name="T5">Chaining Queries</text:span></text:p>
      <text:list xml:id="list3483411483" text:style-name="L2">
        <text:list-item>
          <text:p text:style-name="P13"><text:span text:style-name="T5">Relations can be chained together which will then cumulate into a query for the desired result.</text:span></text:p>
          <text:list>
            <text:list-item>
              <text:p text:style-name="P13"><text:span text:style-name="T5">Example: When running: </text:span><text:span text:style-name="T3">Post.limit(5).order(created_at: :desc)</text:span></text:p>
              <text:list>
                <text:list-item>
                  <text:p text:style-name="P33">#limit<text:span text:style-name="T13"> will return a Relation</text:span></text:p>
                </text:list-item>
                <text:list-item>
                  <text:p text:style-name="P33">#order <text:span text:style-name="T13">will take that relation and adds its own criteria to it.</text:span></text:p>
                </text:list-item>
                <text:list-item>
                  <text:p text:style-name="P33"><text:span text:style-name="T13">ActiveRecord and the database will then optimally structure the query to achieve the desired result.</text:span></text:p>
                </text:list-item>
              </text:list>
            </text:list-item>
          </text:list>
        </text:list-item>
      </text:list>
      <text:p text:style-name="P34"><text:span text:style-name="T13"/></text:p>
      <text:p text:style-name="P34"><text:span text:style-name="T13"/></text:p>
      <text:p text:style-name="P3"><text:span text:style-name="T5">Why are Relations Important</text:span></text:p>
      <text:list xml:id="list3108985565" text:style-name="L3">
        <text:list-item>
          <text:p text:style-name="P14"><text:span text:style-name="T5">The knowledge that ActiveRecord queries usually returns Relations help when coding and debugging. It also gives confidence when chaining query methods together for a more complex query.</text:span></text:p>
          <text:list>
            <text:list-item>
              <text:p text:style-name="P15"><text:span text:style-name="T5">You can also run </text:span><text:span text:style-name="T3">#to_a </text:span><text:span text:style-name="T5">on the relation to force it to evaluate the query.</text:span></text:p>
            </text:list-item>
          </text:list>
        </text:list-item>
      </text:list>
      <text:p text:style-name="P16"><text:span text:style-name="T5"/></text:p>
      <text:list xml:id="list144437210271778" text:continue-numbering="true" text:style-name="L3">
        <text:list-item>
          <text:p text:style-name="P15"><text:span text:style-name="T5">Methods implemented in </text:span><text:span text:style-name="T1">ActiveRecord::FinderMethods </text:span><text:span text:style-name="T5">do </text:span><text:span text:style-name="T10">not</text:span><text:span text:style-name="T5"> return an</text:span><text:span text:style-name="T7"> </text:span><text:span text:style-name="T1">ActiveRecord::Relation </text:span><text:span text:style-name="T7">object.</text:span></text:p>
          <text:list>
            <text:list-item>
              <text:p text:style-name="P17"><text:span text:style-name="T5">The </text:span><text:span text:style-name="T3">#find, #find_by, #first, </text:span><text:span text:style-name="T5">and </text:span><text:span text:style-name="T3">#last </text:span><text:span text:style-name="T5">methods return a single record (model instance).</text:span></text:p>
            </text:list-item>
            <text:list-item>
              <text:p text:style-name="P35">#take <text:span text:style-name="T13">returns an array of model instances.</text:span></text:p>
            </text:list-item>
            <text:list-item>
              <text:p text:style-name="P35"><text:span text:style-name="T13">Unlike methods that returns Relation objects, these methods will run the SQL queries </text:span><text:span text:style-name="T18">immediately</text:span><text:span text:style-name="T13">.</text:span></text:p>
            </text:list-item>
          </text:list>
        </text:list-item>
      </text:list>
      <text:p text:style-name="P36"><text:span text:style-name="T13"/></text:p>
      <text:p text:style-name="P4"><text:span text:style-name="T5">More Advanced Queries</text:span></text:p>
      <text:p text:style-name="P18"><text:span text:style-name="T5"><text:tab/></text:span><text:span text:style-name="T10">Checking for Existence</text:span></text:p>
      <text:list xml:id="list2110228403" text:style-name="L5">
        <text:list-item>
          <text:p text:style-name="P19">#exists?<text:span text:style-name="T5"> : will return true/false.</text:span></text:p>
        </text:list-item>
        <text:list-item>
          <text:p text:style-name="P19">#any?<text:span text:style-name="T5"> : will be true if any records match the specified criteria.</text:span></text:p>
        </text:list-item>
        <text:list-item>
          <text:p text:style-name="P19">#many?<text:span text:style-name="T5"> : will be true if multiple records match the specified criteria.</text:span></text:p>
        </text:list-item>
      </text:list>
      <text:p text:style-name="P20"><text:span text:style-name="T5"/></text:p>
      <text:list xml:id="list144437782368782" text:continue-numbering="true" text:style-name="L5">
        <text:list-item>
          <text:p text:style-name="P19"><text:span text:style-name="T5">These methods can be run on a model, relation, association, or a scope. (most objects)</text:span></text:p>
        </text:list-item>
      </text:list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oft-page-break/><text:span text:style-name="T5"><text:tab/></text:span><text:span text:style-name="T11">Arguments</text:span></text:p>
      <text:list xml:id="list3708004328" text:style-name="L6">
        <text:list-item>
          <text:p text:style-name="P21"><text:span text:style-name="T8">T</text:span><text:span text:style-name="T5">o submit arg</text:span><text:span text:style-name="T9">u</text:span><text:span text:style-name="T5">ments for Rails query methods, you can use either symbols, strings, or both.</text:span></text:p>
          <text:list>
            <text:list-item>
              <text:p text:style-name="P22"><text:span text:style-name="T5">You can also use </text:span>?<text:span text:style-name="T5"> parameters like in normal SQL.</text:span></text:p>
            </text:list-item>
            <text:list-item>
              <text:p text:style-name="P22"><text:span text:style-name="T5">You can also choose to specify the table name or not.</text:span></text:p>
              <text:p text:style-name="P22"><text:span text:style-name="T5"/></text:p>
            </text:list-item>
          </text:list>
        </text:list-item>
        <text:list-item>
          <text:p text:style-name="P22"><text:span text:style-name="T5">Example: All of these are the same.</text:span></text:p>
          <text:list>
            <text:list-item>
              <text:p text:style-name="P37">User.where(email: 'foo@bar.com')</text:p>
            </text:list-item>
            <text:list-item>
              <text:p text:style-name="P37">User.where('email' =&gt; 'foo@bar.com')</text:p>
            </text:list-item>
            <text:list-item>
              <text:p text:style-name="P37">User.where(" email = 'foo@bar.com' ")</text:p>
            </text:list-item>
            <text:list-item>
              <text:p text:style-name="P37">User.where('email = ?', 'foo@bar.com')</text:p>
            </text:list-item>
            <text:list-item>
              <text:p text:style-name="P37">User.where('users.email' =&gt; 'foo@bar.com')</text:p>
            </text:list-item>
          </text:list>
        </text:list-item>
      </text:list>
      <text:p text:style-name="P38"/>
      <text:p text:style-name="P38"><text:tab/><text:span text:style-name="T19">More Assorted Querying Knowledge</text:span></text:p>
      <text:list xml:id="list3271749574" text:style-name="L7">
        <text:list-item>
          <text:p text:style-name="P39"><text:span text:style-name="T14">L</text:span><text:span text:style-name="T13">arge queries can be matched into lots of subqueries to reduce performance resources.</text:span></text:p>
          <text:list>
            <text:list-item>
              <text:p text:style-name="P39">#find_each<text:span text:style-name="T13"> chunks the query into pieces and evaluating each one before moving to the next one.</text:span></text:p>
            </text:list-item>
          </text:list>
        </text:list-item>
        <text:list-item>
          <text:p text:style-name="P40">#where<text:span text:style-name="T13"> queries has a lot of flexibilities. They let you specify an exact value, a range of values, or several values to find.</text:span></text:p>
        </text:list-item>
      </text:list>
      <text:p text:style-name="P41"><text:span text:style-name="T13"/></text:p>
      <text:list xml:id="list144437695819241" text:continue-numbering="true" text:style-name="L7">
        <text:list-item>
          <text:p text:style-name="P40"><text:span text:style-name="T13">The difference between </text:span>#find<text:span text:style-name="T13"> and </text:span>#where<text:span text:style-name="T13"> is that </text:span>#find <text:span text:style-name="T13">returns the actual record while </text:span>#where <text:span text:style-name="T13">returns an </text:span><text:span text:style-name="T12">ActiveRecord::Relation</text:span><text:span text:style-name="T13">. </text:span></text:p>
          <text:list>
            <text:list-item>
              <text:p text:style-name="P40"><text:span text:style-name="T13">This means that you will need to remember to go into the 'array' and grab the first record.</text:span><text:span text:style-name="T15"> e.g. </text:span><text:span text:style-name="T27">User.where(email: 'foo@bar.com')[0] </text:span><text:span text:style-name="T15">or </text:span><text:span text:style-name="T27">User.where(email: 'foo@bar.com').first</text:span></text:p>
            </text:list-item>
          </text:list>
        </text:list-item>
      </text:list>
      <text:p text:style-name="P41"><text:span text:style-name="T13"/></text:p>
      <text:p text:style-name="P42"><text:span text:style-name="T13"><text:tab/></text:span><text:span text:style-name="T18">Aggregations</text:span></text:p>
      <text:list xml:id="list3785941343" text:style-name="L8">
        <text:list-item>
          <text:p text:style-name="P43"><text:span text:style-name="T13">You often want to group fields together such as grouping posts written on certain days.</text:span></text:p>
          <text:list>
            <text:list-item>
              <text:p text:style-name="P43"><text:span text:style-name="T13">Example: grouping all blog posts categorized by each tag.</text:span></text:p>
              <text:list>
                <text:list-item>
                  <text:p text:style-name="P43">Post.joins(:tags).group('tags.name').count | # =&gt; { 'tag1' =&gt; 4, 'tag2' =&gt; 2, 'tag3' =&gt; 5 }</text:p>
                </text:list-item>
              </text:list>
            </text:list-item>
            <text:list-item>
              <text:p text:style-name="P44">#having <text:span text:style-name="T13">is similar to </text:span>#where <text:span text:style-name="T13">clause for grouped queries.</text:span></text:p>
            </text:list-item>
          </text:list>
        </text:list-item>
      </text:list>
      <text:p text:style-name="P45"><text:span text:style-name="T13"/></text:p>
      <text:p text:style-name="P46"><text:span text:style-name="T13"><text:tab/></text:span><text:span text:style-name="T18">Joins</text:span></text:p>
      <text:list xml:id="list825315797" text:style-name="L11">
        <text:list-item>
          <text:p text:style-name="P48"><text:span text:style-name="T13">To work with multiple tables, you'll often want to join them together. However, you need to be careful with</text:span><text:span text:style-name="T16"> how you select data when using joins. </text:span></text:p>
          <text:p text:style-name="P48"><text:span text:style-name="T16"/></text:p>
        </text:list-item>
        <text:list-item>
          <text:p text:style-name="P48"><text:span text:style-name="T16">You may need to use more explicit strings when joining.</text:span></text:p>
          <text:list>
            <text:list-item>
              <text:p text:style-name="P49"><text:span text:style-name="T13">Example: Specifying the </text:span>name <text:span text:style-name="T13">attribute of the </text:span>tags <text:span text:style-name="T13">table:</text:span></text:p>
              <text:list>
                <text:list-item>
                  <text:p text:style-name="P49">Post.joins(:tags).group('tags.name').count</text:p>
                </text:list-item>
              </text:list>
            </text:list-item>
          </text:list>
          <text:p text:style-name="P47"><text:span text:style-name="T13"/></text:p>
        </text:list-item>
      </text:list>
      <text:p text:style-name="P46"><text:span text:style-name="T18"><text:tab/>N + 1 Queries</text:span></text:p>
      <text:list xml:id="list3518524181" text:style-name="L9">
        <text:list-item>
          <text:p text:style-name="P50"><text:span text:style-name="T13">You should attempt to reduce the number of queries that are run on your database as much as possible. (e.g. knowing what data you need from your database)</text:span></text:p>
        </text:list-item>
      </text:list>
      <text:p text:style-name="P52"><text:span text:style-name="T13"/></text:p>
      <text:list xml:id="list144435796379518" text:continue-numbering="true" text:style-name="L9">
        <text:list-item>
          <text:p text:style-name="P51"><text:span text:style-name="T13">Grabbing the same information multiple times does not impact performance since Rails caches the first result.</text:span></text:p>
          <text:list>
            <text:list-item>
              <text:p text:style-name="P51"><text:span text:style-name="T17">However, there are times where the </text:span><text:span text:style-name="T25">ActiveRecord::Relation </text:span><text:span text:style-name="T17">is executed immediately and then each member of the collection is then further queried individually.</text:span></text:p>
            </text:list-item>
          </text:list>
        </text:list-item>
      </text:list>
      <text:p text:style-name="P53"><text:span text:style-name="T17"/></text:p>
      <text:list xml:id="list144437439947663" text:continue-numbering="true" text:style-name="L9">
        <text:list-item>
          <text:p text:style-name="P54"><text:span text:style-name="T13">The </text:span><text:span text:style-name="T12">N + 1</text:span><text:span text:style-name="T13"> query problem is a classic case of this.</text:span></text:p>
          <text:list>
            <text:list-item>
              <text:p text:style-name="P54"><text:span text:style-name="T13">You grab all records of</text:span><text:span text:style-name="T12"> </text:span><text:span text:style-name="T13">users (</text:span><text:span text:style-name="T26">User.all</text:span><text:span text:style-name="T20">)</text:span></text:p>
            </text:list-item>
            <text:list-item>
              <text:p text:style-name="P55"><text:soft-page-break/><text:span text:style-name="T20">You then loop through each user and call an association it has (</text:span><text:span text:style-name="T26">User.city</text:span><text:span text:style-name="T20">)</text:span></text:p>
              <text:list>
                <text:list-item>
                  <text:p text:style-name="P56"><text:span text:style-name="T20">This example assumes an association between User and City where User belongs_to a City.</text:span></text:p>
                </text:list-item>
              </text:list>
            </text:list-item>
            <text:list-item>
              <text:p text:style-name="P56"><text:span text:style-name="T20">This results in one query to get all users, then another query for each user to find its city through the association. (N + 1)</text:span></text:p>
              <text:list>
                <text:list-item>
                  <text:p text:style-name="P57"><text:span text:style-name="T20">It is okay to grab a regular attribute of User such as </text:span><text:span text:style-name="T26">user.name</text:span><text:span text:style-name="T20"> since it does not require another query.</text:span></text:p>
                </text:list-item>
              </text:list>
            </text:list-item>
          </text:list>
        </text:list-item>
      </text:list>
      <text:p text:style-name="P58"><text:span text:style-name="T20"/></text:p>
      <text:p text:style-name="P60"><text:span text:style-name="T20"><text:tab/></text:span><text:span text:style-name="T24">Eager Loading</text:span></text:p>
      <text:list xml:id="list144437120498669" text:continue-numbering="true" text:style-name="L9">
        <text:list-item>
          <text:p text:style-name="P59"><text:span text:style-name="T20">Rails uses 'eager loading' with </text:span><text:span text:style-name="T26">#includes</text:span><text:span text:style-name="T20">. You can tell Rails to also grab another attribute at the same time (with just additional query) and store them in memory until you will call upon them.</text:span></text:p>
          <text:list>
            <text:list-item>
              <text:p text:style-name="P59"><text:span text:style-name="T20">This results in </text:span><text:span text:style-name="T26">user.city</text:span><text:span text:style-name="T20"> getting treated the same as </text:span><text:span text:style-name="T26">user.name</text:span><text:span text:style-name="T20">, where it doesn't run another query.</text:span></text:p>
            </text:list-item>
            <text:list-item>
              <text:p text:style-name="P31"><text:span text:style-name="T22">Example: Eager loading</text:span></text:p>
              <text:list>
                <text:list-item>
                  <text:p text:style-name="P62"><text:span text:style-name="T29">User.all.includes(:city).each { |user| puts user.city }</text:span></text:p>
                  <text:p text:style-name="P62"><text:span text:style-name="T29"/></text:p>
                </text:list-item>
              </text:list>
            </text:list-item>
          </text:list>
        </text:list-item>
        <text:list-item>
          <text:p text:style-name="P63"><text:span text:style-name="T29">#includes</text:span><text:span text:style-name="T21"> takes the name of one or more assocations that you'd like to load at the same time as your original object and bring them into memory.</text:span><text:span text:style-name="T23"> This can be chained with other methods such as </text:span><text:span text:style-name="T30">#where</text:span><text:span text:style-name="T23"> or </text:span><text:span text:style-name="T30">#order</text:span><text:span text:style-name="T23"> clauses.</text:span></text:p>
          <text:p text:style-name="P63"><text:span text:style-name="T23"/></text:p>
        </text:list-item>
        <text:list-item>
          <text:p text:style-name="P32"><text:span text:style-name="T4">#pluck</text:span><text:span text:style-name="T23"> method gives you the resulting array right away without pulling records, storing them in memory, and grabbing a specific column.</text:span></text:p>
          <text:list>
            <text:list-item>
              <text:p text:style-name="P65"><text:span text:style-name="T21">Example: #pluck</text:span></text:p>
              <text:list>
                <text:list-item>
                  <text:p text:style-name="P64"><text:span text:style-name="T29">User.pluck(:name) | #=&gt; ['Foo', 'Bar', 'Baz', 'Jimmy-bo']</text:span></text:p>
                </text:list-item>
              </text:list>
            </text:list-item>
          </text:list>
        </text:list-item>
      </text:list>
      <text:p text:style-name="P29"><text:span text:style-name="T29"/></text:p>
      <text:p text:style-name="P30"><text:span text:style-name="T29"><text:tab/></text:span><text:span text:style-name="T31">Scopes</text:span></text:p>
      <text:list xml:id="list3127841541" text:style-name="L12">
        <text:list-item>
          <text:p text:style-name="P23"><text:span text:style-name="T28">A scope is a custom chain of ActiveRecord methods that you can apply upon existing Relation by calling its name like normal methods.</text:span><text:span text:style-name="T33"> </text:span><text:span text:style-name="T32">Scopes return Relations</text:span><text:span text:style-name="T33">.</text:span></text:p>
          <text:list>
            <text:list-item>
              <text:p text:style-name="P23"><text:span text:style-name="T28">Example: Letting your user to filter your blog posts only for those marked 'important'</text:span></text:p>
              <text:list>
                <text:list-item>
                  <text:p text:style-name="P61"><text:span text:style-name="T28">scope :important, -&gt; { where(is_important: true) }</text:span></text:p>
                </text:list-item>
                <text:list-item>
                  <text:p text:style-name="P61"><text:span text:style-name="T28">@posts = Post.important.all</text:span></text:p>
                  <text:p text:style-name="P61"><text:span text:style-name="T28"/></text:p>
                </text:list-item>
              </text:list>
            </text:list-item>
            <text:list-item>
              <text:p text:style-name="P24"><text:span text:style-name="T28">Instead of having to rewrite that chain of ActiveRecord methods, you can create a named scope to contain all the logic. (reduces repetition and improves readability)</text:span></text:p>
              <text:p text:style-name="P24"><text:span text:style-name="T28"/></text:p>
            </text:list-item>
          </text:list>
        </text:list-item>
        <text:list-item>
          <text:p text:style-name="P25"><text:span text:style-name="T28">Scopes can be similar to class methods as long as your class methods returns a Relation. It may be more preferable to use a class method if your logic chains are quite complicated.</text:span></text:p>
        </text:list-item>
      </text:list>
      <text:p text:style-name="P26"><text:span text:style-name="T28"/></text:p>
      <text:p text:style-name="P5"><text:span text:style-name="T28">Bare-Metal SQL</text:span></text:p>
      <text:list xml:id="list4211700096" text:style-name="L13">
        <text:list-item>
          <text:p text:style-name="P27"><text:span text:style-name="T28">Use the </text:span><text:span text:style-name="T2">#find_by_sql</text:span><text:span text:style-name="T28"> method to type in your query as desired in SQL.</text:span></text:p>
        </text:list-item>
      </text:list>
      <text:p text:style-name="P28"><text:span text:style-name="T28"/></text:p>
      <text:p text:style-name="P28"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87" meta:word-count="1066" meta:character-count="6230" meta:non-whitespace-character-count="5307"/>
  </office:meta>
</office:document-meta>
</file>